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078in" fo:margin-bottom="0in" loext:contextual-spacing="false" style:line-height-at-least="0.139in" fo:text-indent="0in" style:auto-text-indent="false"/>
      <style:text-properties fo:color="#00708e" style:text-outline="false" style:text-line-through-style="none" style:text-line-through-type="none" style:font-name="宋体" fo:font-size="10pt" fo:letter-spacing="normal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Liberation Sans1" style:font-size-complex="10pt" style:text-emphasize="none"/>
    </style:style>
    <style:style style:name="P2" style:family="paragraph" style:parent-style-name="Standard">
      <style:text-properties fo:color="#00708e" style:text-outline="false" style:text-line-through-style="none" style:text-line-through-type="none" style:font-name="宋体" fo:font-size="10pt" fo:letter-spacing="normal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Liberation Sans1" style:font-size-complex="10pt" style:text-emphasize="none"/>
    </style:style>
    <style:style style:name="P3" style:family="paragraph" style:parent-style-name="标题和内容_7e_LT_7e_Gliederung_20_1">
      <style:paragraph-properties fo:margin-left="0in" fo:margin-right="0in" fo:margin-top="0.089in" fo:margin-bottom="0in" loext:contextual-spacing="false" style:line-height-at-least="0.139in" fo:text-indent="0in" style:auto-text-indent="false"/>
      <style:text-properties fo:font-size="10pt" style:font-size-asian="10pt" style:font-size-complex="10pt"/>
    </style:style>
    <style:style style:name="P4" style:family="paragraph" style:parent-style-name="标题和内容_7e_LT_7e_Gliederung_20_1">
      <style:paragraph-properties fo:margin-left="0in" fo:margin-right="0in" fo:margin-top="0.089in" fo:margin-bottom="0in" loext:contextual-spacing="false" style:line-height-at-least="0.139in" fo:text-indent="0in" style:auto-text-indent="false"/>
      <style:text-properties fo:color="#00708e" style:text-outline="false" style:text-line-through-style="none" style:text-line-through-type="none" style:font-name="宋体" fo:font-size="10pt" fo:letter-spacing="normal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Liberation Sans1" style:font-size-complex="10pt" style:text-emphasize="none"/>
    </style:style>
    <style:style style:name="P5" style:family="paragraph" style:parent-style-name="标题和内容_7e_LT_7e_Gliederung_20_1">
      <style:paragraph-properties fo:margin-left="0in" fo:margin-right="0in" fo:margin-top="0.078in" fo:margin-bottom="0in" loext:contextual-spacing="false" style:line-height-at-least="0.139in" fo:text-indent="0in" style:auto-text-indent="false"/>
      <style:text-properties fo:color="#00708e" style:text-outline="false" style:text-line-through-style="none" style:text-line-through-type="none" style:font-name="宋体" fo:font-size="10pt" fo:letter-spacing="normal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Liberation Sans1" style:font-size-complex="10pt" style:text-emphasize="none"/>
    </style:style>
    <style:style style:name="P6" style:family="paragraph" style:parent-style-name="标题和内容_7e_LT_7e_Gliederung_20_3">
      <style:paragraph-properties fo:margin-left="0in" fo:margin-right="0in" fo:margin-top="0.0665in" fo:margin-bottom="0in" loext:contextual-spacing="false" style:line-height-at-least="0.139in" fo:text-indent="0in" style:auto-text-indent="false"/>
      <style:text-properties fo:color="#00708e" style:text-outline="false" style:text-line-through-style="none" style:text-line-through-type="none" style:font-name="宋体" fo:font-size="10pt" fo:letter-spacing="normal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Liberation Sans1" style:font-size-complex="10pt" style:text-emphasize="none"/>
    </style:style>
    <style:style style:name="P7" style:family="paragraph" style:parent-style-name="标题和内容_7e_LT_7e_Gliederung_20_2">
      <style:paragraph-properties fo:margin-left="0in" fo:margin-right="0in" fo:margin-top="0.078in" fo:margin-bottom="0in" loext:contextual-spacing="false" style:line-height-at-least="0.139in" fo:text-indent="0in" style:auto-text-indent="false"/>
      <style:text-properties fo:font-size="10pt" style:font-size-asian="10pt" style:font-size-complex="10pt"/>
    </style:style>
    <style:style style:name="P8" style:family="paragraph" style:parent-style-name="标题和内容_7e_LT_7e_Gliederung_20_2">
      <style:paragraph-properties fo:margin-left="0in" fo:margin-right="0in" fo:margin-top="0.078in" fo:margin-bottom="0in" loext:contextual-spacing="false" style:line-height-at-least="0.139in" fo:text-indent="0in" style:auto-text-indent="false"/>
      <style:text-properties fo:color="#00708e" style:text-outline="false" style:text-line-through-style="none" style:text-line-through-type="none" style:font-name="宋体" fo:font-size="10pt" fo:letter-spacing="normal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Liberation Sans1" style:font-size-complex="10pt" style:text-emphasize="none"/>
    </style:style>
    <style:style style:name="P9" style:family="paragraph" style:parent-style-name="标题和内容_7e_LT_7e_Titel">
      <style:paragraph-properties fo:margin-left="0in" fo:margin-right="0in" fo:margin-top="0.089in" fo:margin-bottom="0in" loext:contextual-spacing="false" style:line-height-at-least="0.139in" fo:text-indent="0in" style:auto-text-indent="false"/>
      <style:text-properties fo:color="#ce181e" fo:font-size="10pt" style:font-size-asian="10pt" style:font-size-complex="10pt"/>
    </style:style>
    <style:style style:name="P10" style:family="paragraph" style:parent-style-name="标题和内容_7e_LT_7e_Titel">
      <style:paragraph-properties fo:margin-left="0in" fo:margin-right="0in" fo:margin-top="0.089in" fo:margin-bottom="0in" loext:contextual-spacing="false" style:line-height-at-least="0.139in" fo:text-indent="0in" style:auto-text-indent="false"/>
      <style:text-properties fo:color="#ce181e" style:text-outline="false" style:text-line-through-style="none" style:text-line-through-type="none" style:font-name="宋体" fo:font-size="10pt" fo:letter-spacing="normal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Liberation Sans1" style:font-size-complex="10pt" style:text-emphasize="none"/>
    </style:style>
    <style:style style:name="P11" style:family="paragraph" style:parent-style-name="标题和内容_7e_LT_7e_Titel">
      <style:paragraph-properties fo:margin-left="0in" fo:margin-right="0in" fo:margin-top="0.078in" fo:margin-bottom="0in" loext:contextual-spacing="false" style:line-height-at-least="0.139in" fo:text-indent="0in" style:auto-text-indent="false"/>
      <style:text-properties fo:color="#ce181e" style:text-outline="false" style:text-line-through-style="none" style:text-line-through-type="none" style:font-name="宋体" fo:font-size="32pt" fo:letter-spacing="normal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iberation Sans1" style:font-size-complex="10pt" style:text-emphasize="none"/>
    </style:style>
    <style:style style:name="T1" style:family="text">
      <style:text-properties fo:color="#00708e" style:text-outline="false" style:text-line-through-style="none" style:text-line-through-type="none" style:font-name="宋体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2" style:family="text">
      <style:text-properties fo:color="#00708e" style:text-outline="false" style:text-line-through-style="none" style:text-line-through-type="none" style:font-name="宋体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3" style:family="text">
      <style:text-properties fo:color="#00708e" style:text-outline="false" style:text-line-through-style="none" style:text-line-through-type="none" style:font-name="宋体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4" style:family="text">
      <style:text-properties fo:color="#00708e" style:text-outline="false" style:text-line-through-style="none" style:text-line-through-type="none" style:font-name="宋体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5" style:family="text">
      <style:text-properties fo:color="#00708e" style:text-outline="false" style:text-line-through-style="none" style:text-line-through-type="none" style:font-name="Arial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6" style:family="text">
      <style:text-properties fo:color="#00708e" fo:font-weight="normal" style:font-weight-asian="normal"/>
    </style:style>
    <style:style style:name="T7" style:family="text">
      <style:text-properties fo:font-weight="normal" style:font-weight-asian="normal"/>
    </style:style>
    <style:style style:name="T8" style:family="text">
      <style:text-properties fo:color="#ffffff" style:text-outline="false" style:text-line-through-style="none" style:text-line-through-type="none" style:font-name="宋体" fo:font-size="32pt" fo:letter-spacing="normal" fo:font-style="normal" fo:text-shadow="none" style:text-underline-style="none" fo:font-weight="bold" style:letter-kerning="true" style:font-size-asian="32pt" style:font-style-asian="normal" style:font-weight-asian="bold" style:text-emphasize="none"/>
    </style:style>
    <style:style style:name="T9" style:family="text">
      <style:text-properties fo:color="#ffffff" fo:font-size="32pt" fo:font-weight="bold" style:font-size-asian="32pt" style:font-weight-asian="bold"/>
    </style:style>
    <style:style style:name="T10" style:family="text">
      <style:text-properties style:text-outline="false" style:text-line-through-style="none" style:text-line-through-type="none" style:font-name="宋体" fo:font-size="32pt" fo:letter-spacing="normal" fo:font-style="normal" fo:text-shadow="none" style:text-underline-style="none" fo:font-weight="bold" style:letter-kerning="true" style:font-size-asian="32pt" style:font-style-asian="normal" style:font-weight-asian="bold" style:text-emphasize="none"/>
    </style:style>
    <style:style style:name="T11" style:family="text">
      <style:text-properties fo:font-size="32pt" fo:font-weight="bold" style:font-size-asian="32pt" style:font-weight-asian="bold"/>
    </style:style>
    <style:style style:name="T12" style:family="text">
      <style:text-properties fo:font-size="32pt" style:font-size-asian="3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0">软件完全依附于硬件</text:span></text:p>
      <text:p text:style-name="P3"><text:span text:style-name="T3">软件应用典型特征</text:span></text:p>
      <text:p text:style-name="P7"><text:span text:style-name="T3">软件支持硬件完成计算任务</text:span></text:p>
      <text:p text:style-name="P7"><text:span text:style-name="T3">功能单一</text:span></text:p>
      <text:p text:style-name="P7"><text:span text:style-name="T3">复杂度有限</text:span></text:p>
      <text:p text:style-name="P7"><text:span text:style-name="T3">几乎不需要需求变更</text:span></text:p>
      <text:p text:style-name="P3"><text:span text:style-name="T3">软件开发典型特征</text:span></text:p>
      <text:p text:style-name="P7"><text:span text:style-name="T3">硬件太贵</text:span></text:p>
      <text:p text:style-name="P7"><text:span text:style-name="T3">团队以硬件工程师和数学家为主</text:span></text:p>
      <text:p text:style-name="Standard"/>
      <text:p text:style-name="P10"><text:span text:style-name="T11">软件作坊</text:span></text:p>
      <text:p text:style-name="P4">软件应用典型特征</text:p>
      <text:p text:style-name="P8">功能简单</text:p>
      <text:p text:style-name="P8">规模小</text:p>
      <text:p text:style-name="P4">软件开发典型特征</text:p>
      <text:p text:style-name="P8">很多非专业领域的人员涌入软件开发领域</text:p>
      <text:p text:style-name="P8">高级程序语言出现</text:p>
      <text:p text:style-name="P8">质疑权威文化盛行</text:p>
      <text:p text:style-name="P8"><text:span text:style-name="T7"/></text:p>
      <text:p text:style-name="P11">软件成为独立产品</text:p>
      <text:p text:style-name="P5">软件应用特征</text:p>
      <text:p text:style-name="P8">摆脱了硬件束缚（OS）</text:p>
      <text:p text:style-name="P8">功能强大</text:p>
      <text:p text:style-name="P8">规模和复杂度剧增</text:p>
      <text:p text:style-name="P8">个人电脑出现 <text:s text:c="12"/>普通人成为软件用户</text:p>
      <text:p text:style-name="P6">需求多变</text:p>
      <text:p text:style-name="P6">兼容性要求</text:p>
      <text:p text:style-name="P8">来自市场的压力</text:p>
      <text:p text:style-name="P8"><text:span text:style-name="T7"/></text:p>
      <text:p text:style-name="P11">网络化和服务化</text:p>
      <text:p text:style-name="P5">软件应用特征</text:p>
      <text:p text:style-name="P8">功能更复杂，规模更大</text:p>
      <text:p text:style-name="P8">用户数量急剧增加（这会带来什么问题？）</text:p>
      <text:p text:style-name="P8">快速演化和需求不确定</text:p>
      <text:p text:style-name="P8">分发方式的变化（SaaS</text:p>
      <text:p text:style-name="P1"><text:soft-page-break/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标题幻灯片_7e_LT_7e_Gliederung_20_1" style:display-name="标题幻灯片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607a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幻灯片_7e_LT_7e_Gliederung_20_2" style:display-name="标题幻灯片~LT~Gliederung 2" style:family="paragraph" style:parent-style-name="标题幻灯片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607a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标题幻灯片_7e_LT_7e_Gliederung_20_3" style:display-name="标题幻灯片~LT~Gliederung 3" style:family="paragraph" style:parent-style-name="标题幻灯片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607a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4" style:display-name="标题幻灯片~LT~Gliederung 4" style:family="paragraph" style:parent-style-name="标题幻灯片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607a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5" style:display-name="标题幻灯片~LT~Gliederung 5" style:family="paragraph" style:parent-style-name="标题幻灯片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607a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6" style:display-name="标题幻灯片~LT~Gliederung 6" style:family="paragraph" style:parent-style-name="标题幻灯片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607a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7" style:display-name="标题幻灯片~LT~Gliederung 7" style:family="paragraph" style:parent-style-name="标题幻灯片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607a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8" style:display-name="标题幻灯片~LT~Gliederung 8" style:family="paragraph" style:parent-style-name="标题幻灯片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607a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9" style:display-name="标题幻灯片~LT~Gliederung 9" style:family="paragraph" style:parent-style-name="标题幻灯片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607a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Titel" style:display-name="标题幻灯片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163794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幻灯片_7e_LT_7e_Untertitel" style:display-name="标题幻灯片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幻灯片_7e_LT_7e_Notizen" style:display-name="标题幻灯片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幻灯片_7e_LT_7e_Hintergrundobjekte" style:display-name="标题幻灯片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标题幻灯片_7e_LT_7e_Hintergrund" style:display-name="标题幻灯片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607a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607a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607a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607a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607a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607a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607a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607a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607a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1" style:display-name="标题和内容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607a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和内容_7e_LT_7e_Gliederung_20_2" style:display-name="标题和内容~LT~Gliederung 2" style:family="paragraph" style:parent-style-name="标题和内容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607a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标题和内容_7e_LT_7e_Gliederung_20_3" style:display-name="标题和内容~LT~Gliederung 3" style:family="paragraph" style:parent-style-name="标题和内容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607a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4" style:display-name="标题和内容~LT~Gliederung 4" style:family="paragraph" style:parent-style-name="标题和内容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607a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5" style:display-name="标题和内容~LT~Gliederung 5" style:family="paragraph" style:parent-style-name="标题和内容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607a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6" style:display-name="标题和内容~LT~Gliederung 6" style:family="paragraph" style:parent-style-name="标题和内容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607a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7" style:display-name="标题和内容~LT~Gliederung 7" style:family="paragraph" style:parent-style-name="标题和内容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607a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8" style:display-name="标题和内容~LT~Gliederung 8" style:family="paragraph" style:parent-style-name="标题和内容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607a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9" style:display-name="标题和内容~LT~Gliederung 9" style:family="paragraph" style:parent-style-name="标题和内容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607a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Titel" style:display-name="标题和内容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163794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和内容_7e_LT_7e_Untertitel" style:display-name="标题和内容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和内容_7e_LT_7e_Notizen" style:display-name="标题和内容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和内容_7e_LT_7e_Hintergrundobjekte" style:display-name="标题和内容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标题和内容_7e_LT_7e_Hintergrund" style:display-name="标题和内容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13:51:15.579686926</meta:creation-date>
    <meta:generator>LibreOffice/6.0.7.3$Linux_X86_64 LibreOffice_project/00m0$Build-3</meta:generator>
    <dc:date>2020-10-25T23:38:53.824863785</dc:date>
    <meta:editing-duration>PT7H9M47S</meta:editing-duration>
    <meta:editing-cycles>1</meta:editing-cycles>
    <meta:document-statistic meta:table-count="0" meta:image-count="0" meta:object-count="0" meta:page-count="2" meta:paragraph-count="32" meta:word-count="262" meta:character-count="279" meta:non-whitespace-character-count="266"/>
  </office:meta>
</office:document-meta>
</file>